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7.648cm" svg:height="1.196cm" svg:x="10.197cm" svg:y="9.904cm">
          <draw:text-box>
            <text:p text:style-name="P1"><text:span text:style-name="T1">ERP5 DMS page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7.648cm" svg:height="1.196cm" svg:x="10.197cm" svg:y="9.904cm">
          <draw:text-box>
            <text:p text:style-name="P2"><text:span text:style-name="T1">ERP5 DMS page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7.648cm" svg:height="1.196cm" svg:x="10.197cm" svg:y="9.904cm">
          <draw:text-box>
            <text:p text:style-name="P2"><text:span text:style-name="T1">ERP5 DMS page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3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3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1T16:14:47</meta:creation-date>
    <meta:editing-duration>PT00H00M51S</meta:editing-duration>
    <meta:editing-cycles>2</meta:editing-cycles>
    <dc:date>2010-06-21T16:15:34</dc:date>
    <meta:document-statistic meta:object-count="30"/>
    <meta:generator>OpenOffice.org/3.0$Unix OpenOffice.org_project/300m15$Build-9379</meta:generator>
  </office:meta>
</office:document-meta>
</file>